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D0000014DA296D4CFE81C0569.png" manifest:media-type="image/png"/>
  <manifest:file-entry manifest:full-path="Pictures/100002010000007100000040ED32D7FE8BE9EAA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8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text-properties fo:font-variant="normal" fo:text-transform="none" style:font-name="Liberation Serif"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style:font-name="Liberation Serif" fo:font-size="60pt" fo:font-weight="bold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6cm" svg:height="3.81cm" svg:x="0cm" svg:y="0cm" presentation:class="title" presentation:user-transformed="true">
          <draw:text-box>
            <text:p text:style-name="P1"><text:span text:style-name="T1">Shared Prayers</text:span></text:p>
          </draw:text-box>
        </draw:frame>
        <draw:frame draw:style-name="gr1" draw:text-style-name="P2" draw:layer="layout" svg:width="3.984cm" svg:height="2.256cm" svg:x="0.22cm" svg:y="0.861cm">
          <draw:image xlink:href="Pictures/100002010000007100000040ED32D7FE8BE9EAA0.png" xlink:type="simple" xlink:show="embed" xlink:actuate="onLoad" loext:mime-type="image/png">
            <text:p/>
          </draw:image>
        </draw:frame>
        <draw:frame draw:style-name="gr1" draw:text-style-name="P2" draw:layer="layout" svg:width="3.809cm" svg:height="3.809cm" svg:x="19.05cm" svg:y="0.001cm">
          <draw:image xlink:href="Pictures/100000000000014D0000014DA296D4CFE81C056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5.08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2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2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2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2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2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2.86cm" fo:page-height="3.8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1.548cm" svg:x="1cm" svg:y="5.146cm"/>
      <draw:page-thumbnail draw:layer="backgroundobjects" svg:width="9.294cm" svg:height="1.548cm" svg:x="1cm" svg:y="13.194cm"/>
      <draw:page-thumbnail draw:layer="backgroundobjects" svg:width="9.294cm" svg:height="1.548cm" svg:x="1cm" svg:y="21.242cm"/>
      <draw:page-thumbnail draw:layer="backgroundobjects" svg:width="9.294cm" svg:height="1.548cm" svg:x="11.295cm" svg:y="5.146cm"/>
      <draw:page-thumbnail draw:layer="backgroundobjects" svg:width="9.294cm" svg:height="1.548cm" svg:x="11.295cm" svg:y="13.194cm"/>
      <draw:page-thumbnail draw:layer="backgroundobjects" svg:width="9.294cm" svg:height="1.548cm" svg:x="11.295cm" svg:y="21.242cm"/>
    </style:handout-master>
    <style:master-page style:name="Default" style:page-layout-name="PM1" draw:style-name="Mdp1">
      <draw:frame presentation:style-name="Default-title" draw:layer="backgroundobjects" svg:width="37.799cm" svg:height="1.973cm" svg:x="2.098cm" svg:y="0.471cm" presentation:class="title" presentation:placeholder="true">
        <draw:text-box/>
      </draw:frame>
      <draw:frame presentation:style-name="Default-outline1" draw:layer="backgroundobjects" svg:width="37.799cm" svg:height="6.851cm" svg:x="2.098cm" svg:y="2.763cm" presentation:class="outline" presentation:placeholder="true">
        <draw:text-box/>
      </draw:frame>
      <draw:frame presentation:style-name="Mpr1" draw:text-style-name="MP2" draw:layer="backgroundobjects" svg:width="9.785cm" svg:height="0.815cm" svg:x="2.098cm" svg:y="10.76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3.313cm" svg:height="0.815cm" svg:x="14.364cm" svg:y="10.76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9.785cm" svg:height="0.815cm" svg:x="30.114cm" svg:y="10.76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20:32:35.720640421</meta:creation-date>
    <dc:date>2021-05-25T20:48:49.437545937</dc:date>
    <meta:editing-duration>PT32S</meta:editing-duration>
    <meta:editing-cycles>1</meta:editing-cycles>
    <meta:document-statistic meta:object-count="26"/>
    <meta:generator>LibreOffice/6.4.7.2$Linux_X86_64 LibreOffice_project/40$Build-2</meta:generator>
  </office:meta>
</office:document-meta>
</file>